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f6a8" officeooo:paragraph-rsid="0012f6a8"/>
    </style:style>
    <style:style style:name="P2" style:family="paragraph" style:parent-style-name="Standard">
      <style:paragraph-properties fo:text-align="center" style:justify-single-word="false"/>
      <style:text-properties officeooo:rsid="0012f6a8" officeooo:paragraph-rsid="0012f6a8"/>
    </style:style>
    <style:style style:name="P3" style:family="paragraph" style:parent-style-name="Standard">
      <style:text-properties officeooo:rsid="0012f6a8" officeooo:paragraph-rsid="0013788f"/>
    </style:style>
    <style:style style:name="P4" style:family="paragraph" style:parent-style-name="Standard">
      <style:text-properties fo:font-style="italic" officeooo:rsid="0012f6a8" officeooo:paragraph-rsid="0012f6a8" style:font-style-asian="italic" style:font-style-complex="italic"/>
    </style:style>
    <style:style style:name="P5" style:family="paragraph" style:parent-style-name="Standard">
      <style:text-properties officeooo:rsid="0013788f" officeooo:paragraph-rsid="0013788f"/>
    </style:style>
    <style:style style:name="P6" style:family="paragraph" style:parent-style-name="Standard">
      <style:text-properties officeooo:rsid="0013788f" officeooo:paragraph-rsid="0014dc1b"/>
    </style:style>
    <style:style style:name="P7" style:family="paragraph" style:parent-style-name="Standard">
      <style:text-properties officeooo:rsid="0014dc1b" officeooo:paragraph-rsid="0014dc1b"/>
    </style:style>
    <style:style style:name="P8" style:family="paragraph" style:parent-style-name="Standard">
      <style:text-properties officeooo:rsid="0014dc1b" officeooo:paragraph-rsid="00156ad0"/>
    </style:style>
    <style:style style:name="P9" style:family="paragraph" style:parent-style-name="Standard">
      <style:text-properties officeooo:rsid="0014dc1b" officeooo:paragraph-rsid="0016af39"/>
    </style:style>
    <style:style style:name="P10" style:family="paragraph" style:parent-style-name="Standard">
      <style:text-properties officeooo:rsid="0014dc1b" officeooo:paragraph-rsid="00176008"/>
    </style:style>
    <style:style style:name="P11" style:family="paragraph" style:parent-style-name="Standard">
      <style:text-properties officeooo:rsid="0016af39" officeooo:paragraph-rsid="0016af39"/>
    </style:style>
    <style:style style:name="P12" style:family="paragraph" style:parent-style-name="Standard">
      <style:text-properties officeooo:rsid="0016af39" officeooo:paragraph-rsid="00176008"/>
    </style:style>
    <style:style style:name="P13" style:family="paragraph" style:parent-style-name="Standard">
      <style:text-properties officeooo:rsid="00176008" officeooo:paragraph-rsid="00176008"/>
    </style:style>
    <style:style style:name="P14" style:family="paragraph" style:parent-style-name="Standard">
      <style:text-properties officeooo:rsid="00177138" officeooo:paragraph-rsid="00177138"/>
    </style:style>
    <style:style style:name="P15" style:family="paragraph" style:parent-style-name="Title">
      <style:text-properties fo:font-size="24pt" officeooo:rsid="0012f6a8" officeooo:paragraph-rsid="0012f6a8" style:font-size-asian="24pt" style:font-size-complex="24pt"/>
    </style:style>
    <style:style style:name="T1" style:family="text">
      <style:text-properties officeooo:rsid="0012f6a8"/>
    </style:style>
    <style:style style:name="T2" style:family="text">
      <style:text-properties officeooo:rsid="0013788f"/>
    </style:style>
    <style:style style:name="T3" style:family="text">
      <style:text-properties officeooo:rsid="0014dc1b"/>
    </style:style>
    <style:style style:name="T4" style:family="text">
      <style:text-properties style:font-name="Courier New"/>
    </style:style>
    <style:style style:name="T5" style:family="text">
      <style:text-properties officeooo:rsid="00156ad0"/>
    </style:style>
    <style:style style:name="T6" style:family="text">
      <style:text-properties officeooo:rsid="0016af39"/>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officeooo:rsid="00176008"/>
    </style:style>
    <style:style style:name="T10" style:family="text">
      <style:text-properties officeooo:rsid="001771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tracting Bits in Answered Modal Logic</text:p>
      <text:p text:style-name="P2">by Sven Nilsen, 2020</text:p>
      <text:p text:style-name="P1"/>
      <text:p text:style-name="P4">In this paper I describe the extraction process of Answered Modal Logic in more detail.</text:p>
      <text:p text:style-name="P1"/>
      <text:p text:style-name="P1">The expression `◇X ∨ □X` can be encoded as following:</text:p>
      <text:p text:style-name="P1"/>
      <text:p text:style-name="P1"><text:tab/>011</text:p>
      <text:p text:style-name="P1"/>
      <text:p text:style-name="P1">The first bit tells whether `¬◇` belongs to the set.</text:p>
      <text:p text:style-name="P1">The second bit tells whether `◇` belongs to the set.</text:p>
      <text:p text:style-name="P1">The third bit tells whether `□` belongs to the set.</text:p>
      <text:p text:style-name="P1"/>
      <text:p text:style-name="P3"><text:span text:style-name="T2">By modeling</text:span> `◇` <text:span text:style-name="T2">as an interval:</text:span></text:p>
      <text:p text:style-name="P1"/>
      <text:p text:style-name="P1"><text:tab/>◇X = (¬◇, □]X</text:p>
      <text:p text:style-name="P1"/>
      <text:p text:style-name="P5">From this one can deduce that the binary representation can be normalized <text:span text:style-name="T3">(minimum `1`s)</text:span>:</text:p>
      <text:p text:style-name="P1"/>
      <text:p text:style-name="P1"><text:tab/>011<text:tab/>=&gt;<text:tab/>010</text:p>
      <text:p text:style-name="P1"/>
      <text:p text:style-name="P5">Hence, the expression can also be normalized further:</text:p>
      <text:p text:style-name="P1"/>
      <text:p text:style-name="P3"><text:tab/>◇X ∨ □X <text:span text:style-name="T2">=&gt; </text:span>◇X</text:p>
      <text:p text:style-name="P3"/>
      <text:p text:style-name="P5">When normalizing one can use the following law:</text:p>
      <text:p text:style-name="P5"/>
      <text:p text:style-name="P5"><text:tab/>¬□X = {¬◇, ◇}X = ¬◇X ∨ ◇X</text:p>
      <text:p text:style-name="P5"/>
      <text:p text:style-name="P6">It is easy to <text:span text:style-name="T3">figure out</text:span> <text:span text:style-name="T3">that `</text:span>¬□<text:span text:style-name="T3">` refers to the whole modal set:</text:span></text:p>
      <text:p text:style-name="P5"/>
      <text:p text:style-name="P6"><text:span text:style-name="T4">∴</text:span><text:tab/>¬□X <text:span text:style-name="T3">= {</text:span>¬◇, ◇, <text:span text:style-name="T1">□}X</text:span></text:p>
      <text:p text:style-name="P5"/>
      <text:p text:style-name="P6"><text:span text:style-name="T4">∵</text:span><text:tab/>¬□X <text:span text:style-name="T3">= </text:span>¬◇X ∨ ◇X = ¬◇X ∨ (◇X ∨ <text:span text:style-name="T1">□X</text:span>) = ¬◇X ∨ ◇X ∨ <text:span text:style-name="T1">□X = {</text:span>¬◇, ◇, <text:span text:style-name="T1">□}X</text:span></text:p>
      <text:p text:style-name="P6"/>
      <text:p text:style-name="P7">When normalizing to minimum `1`s, this leads to:</text:p>
      <text:p text:style-name="P6"/>
      <text:p text:style-name="P6"><text:tab/><text:span text:style-name="T3">111<text:tab/>=&gt;<text:tab/>110</text:span></text:p>
      <text:p text:style-name="P6"/>
      <text:p text:style-name="P7">However, one does not need to choose either normal<text:span text:style-name="T5">i</text:span>zing to minimum `1`s or maximum `1`s.</text:p>
      <text:p text:style-name="P7"/>
      <text:p text:style-name="P7">Instead, one can choose the following rules:</text:p>
      <text:p text:style-name="P7"/>
      <text:p text:style-name="P7"><text:tab/>011<text:tab/>=&gt;<text:tab/>010<text:tab/><text:tab/><text:tab/><text:span text:style-name="T1">◇X ∨ □X =&gt; ◇X</text:span></text:p>
      <text:p text:style-name="P7"><text:tab/>110<text:tab/>=&gt;<text:tab/>111<text:tab/><text:tab/><text:tab/><text:span text:style-name="T2">¬◇X ∨ ◇X </text:span>=&gt; <text:span text:style-name="T2">¬□X</text:span></text:p>
      <text:p text:style-name="P7"/>
      <text:p text:style-name="P11"><text:soft-page-break/>Here is another case:</text:p>
      <text:p text:style-name="P11"/>
      <text:p text:style-name="P11"><text:tab/><text:span text:style-name="T5">¬◇X ∨ □X</text:span></text:p>
      <text:p text:style-name="P11"/>
      <text:p text:style-name="P11">When a question is <text:span text:style-name="T7">known</text:span> <text:span text:style-name="T8">answered</text:span> or <text:span text:style-name="T7">known</text:span> <text:span text:style-name="T8">unanswered</text:span>, it is just <text:span text:style-name="T7">known</text:span> <text:span text:style-name="T8">answered</text:span>.</text:p>
      <text:p text:style-name="P11">It is impossible to unanswer a question, once it is answered.</text:p>
      <text:p text:style-name="P11"/>
      <text:p text:style-name="P12"><text:tab/>101<text:tab/>=&gt;<text:tab/>001<text:tab/><text:tab/><text:span text:style-name="T5">¬◇X ∨ □X </text:span>=&gt; <text:span text:style-name="T5">□X</text:span></text:p>
      <text:p text:style-name="P7"/>
      <text:p text:style-name="P13">The last case is an idea that is impossible to express:</text:p>
      <text:p text:style-name="P13"/>
      <text:p text:style-name="P13"><text:tab/>000<text:tab/><text:tab/>?</text:p>
      <text:p text:style-name="P13"/>
      <text:p text:style-name="P13">This is because an empty expression `` is the same as `<text:span text:style-name="T6">¬□X</text:span>`.</text:p>
      <text:p text:style-name="P13">There is no way to write down an expression that corresponds to `000`.</text:p>
      <text:p text:style-name="P13"/>
      <text:p text:style-name="P13">However, <text:span text:style-name="T10">it is nice to have</text:span> 2 codes for each expression, <text:span text:style-name="T10">so by definition</text:span>:</text:p>
      <text:p text:style-name="P13"/>
      <text:p text:style-name="P13"><text:tab/>000<text:tab/>=&gt;<text:tab/>100<text:tab/><text:tab/>? =&gt; ¬◇X</text:p>
      <text:p text:style-name="P7"/>
      <text:p text:style-name="P14">The intuition of this is when somebody answers a question with gibberish, if the person who asks the question might believe this is the only answer that will be given, then it is known that the question is unanswered. Hence, the question is <text:span text:style-name="T7">known</text:span> <text:span text:style-name="T8">unanswered</text:span> (`<text:span text:style-name="T9">¬◇X</text:span>`).</text:p>
      <text:p text:style-name="P7"/>
      <text:p text:style-name="P11">Here are all the cases:</text:p>
      <text:p text:style-name="P7"/>
      <text:p text:style-name="P10"><text:tab/><text:span text:style-name="T5">000<text:tab/>¬◇X</text:span></text:p>
      <text:p text:style-name="P8"><text:tab/><text:span text:style-name="T5">001<text:tab/>□X</text:span></text:p>
      <text:p text:style-name="P8"><text:tab/><text:span text:style-name="T5">010<text:tab/>◇X</text:span></text:p>
      <text:p text:style-name="P8"><text:tab/><text:span text:style-name="T5">011<text:tab/>◇X</text:span></text:p>
      <text:p text:style-name="P8"><text:tab/><text:span text:style-name="T5">100<text:tab/>¬◇X</text:span></text:p>
      <text:p text:style-name="P8"><text:tab/><text:span text:style-name="T5">101<text:tab/>□X</text:span></text:p>
      <text:p text:style-name="P9"><text:tab/><text:span text:style-name="T6">110<text:tab/>¬□X</text:span></text:p>
      <text:p text:style-name="P9"><text:tab/><text:span text:style-name="T6">111<text:tab/>¬□X</text:span></text:p>
      <text:p text:style-name="P9"/>
      <text:p text:style-name="P11">In summary there are <text:span text:style-name="T9">4 normalization rules that gives a symmetric binary encoding:</text:span></text:p>
      <text:p text:style-name="P10"/>
      <text:p text:style-name="P10"><text:tab/><text:span text:style-name="T9">000<text:tab/>=&gt;<text:tab/>100<text:tab/><text:tab/><text:tab/>? =&gt; ¬◇X</text:span></text:p>
      <text:p text:style-name="P12"><text:tab/><text:span text:style-name="T3">011<text:tab/>=&gt;<text:tab/>010<text:tab/><text:tab/><text:tab/>◇X ∨ □X =&gt; ◇X</text:span></text:p>
      <text:p text:style-name="P10"><text:tab/>110<text:tab/>=&gt;<text:tab/>111<text:tab/><text:tab/><text:tab/><text:span text:style-name="T2">¬◇X ∨ ◇X </text:span>=&gt; <text:span text:style-name="T2">¬□X</text:span></text:p>
      <text:p text:style-name="P10"><text:tab/><text:span text:style-name="T6">101<text:tab/>=&gt;<text:tab/>001<text:tab/><text:tab/><text:tab/>¬◇X ∨ □X =&gt; □X</text:span></text:p>
      <text:p text:style-name="P10"/>
      <text:p text:style-name="P14">Normalization of this kind can be performed after or before conversion to binary:</text:p>
      <text:p text:style-name="P14"/>
      <text:p text:style-name="P14"><text:span text:style-name="T4">∴<text:tab/></text:span>normalize_binary · expression_to_binary &lt;=&gt; expression_to_binary · normalize_expression</text:p>
      <text:p text:style-name="P14"/>
      <text:p text:style-name="P14"><text:span text:style-name="T4">∵</text:span><text:tab/>normalize_expression : expr → expr</text:p>
      <text:p text:style-name="P14"><text:span text:style-name="T4">∵</text:span><text:tab/>normalize_binary : [bool; 3] → [bool; 3]</text:p>
      <text:p text:style-name="P14"><text:span text:style-name="T4">∵</text:span><text:tab/>expression_to_binary : expr → [bool;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10:14:46.133035000</meta:creation-date>
    <dc:date>2020-07-19T23:28:58.947521000</dc:date>
    <meta:editing-duration>PT2M8S</meta:editing-duration>
    <meta:editing-cycles>2</meta:editing-cycles>
    <meta:generator>LibreOffice/5.1.2.2$MacOSX_X86_64 LibreOffice_project/d3bf12ecb743fc0d20e0be0c58ca359301eb705f</meta:generator>
    <meta:document-statistic meta:table-count="0" meta:image-count="0" meta:object-count="0" meta:page-count="2" meta:paragraph-count="56" meta:word-count="463" meta:character-count="2350" meta:non-whitespace-character-count="1904"/>
  </office:meta>
</office:document-meta>
</file>